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NGUIA COILLO, BEATRIZ MA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59111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COAQUIRA, JEANPIER BIL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1087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1</text:p>
          </table:table-cell>
          <table:table-cell table:style-name="Tableau1.D2" office:value-type="string">
            <text:p text:style-name="P13">229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9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9/2021</text:p>
          </table:table-cell>
          <table:table-cell table:style-name="Tabla2.A2" office:value-type="string">
            <text:p text:style-name="P9">14883426</text:p>
          </table:table-cell>
          <table:table-cell table:style-name="Tabla2.A2" office:value-type="string">
            <text:p text:style-name="P9">229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5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EFECTUAR BOLETA AL CLIENTE: MAMANI COAQUIRA, KENNEDY / DNI 7002724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9:11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